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Luzarowski </text:p>
      <text:p text:style-name="P1">mluzarow@purdue.edu</text:p>
      <text:p text:style-name="P1">Assignment 6.7</text:p>
      <text:p text:style-name="P1"/>
      <text:p text:style-name="P2">7a) 1) Contact Mode</text:p>
      <text:p text:style-name="P2"><text:tab/>Contact mode is the most accurate when measuring the roughness of a surface as it actually <text:tab/>touches the material however has the possibility of damaging the surface being tested.</text:p>
      <text:p text:style-name="P2"><text:s text:c="6"/>2) Tapping Mode</text:p>
      <text:p text:style-name="P2"><text:tab/>Has the ability to record the roughness of even soft and biological surfaces due to its low <text:tab/>application of force when being used. <text:s/>It can only test for more general surfaces changes, <text:tab/>however, and is not as accurate as contact mode.</text:p>
      <text:p text:style-name="P2"><text:s text:c="6"/>3) Non-contact Mode</text:p>
      <text:p text:style-name="P2"><text:tab/>Does not damage the tested surface; however, due to not being as close to said surface as the <text:tab/>contact mode, it will not yield results as accurate as contact mode.</text:p>
      <text:p text:style-name="P2"/>
      <text:p text:style-name="P2">7b) The AFM resolution limit is 0.1nm by 0.05nm.</text:p>
      <text:p text:style-name="P2"/>
      <text:p text:style-name="P2">7c) Due to the fact that AFM uses a physical needle to collect data, the needle's work area will be limited more-so than any optical or SEM method of data collection as the needle go only move so far in any given direction at any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7T02:11:29.76</meta:creation-date>
    <dc:date>2011-02-17T02:58:36.08</dc:date>
    <meta:editing-duration>PT00H47M03S</meta:editing-duration>
    <meta:editing-cycles>7</meta:editing-cycles>
    <meta:generator>OpenOffice.org/3.2$Win32 OpenOffice.org_project/320m18$Build-9502</meta:generator>
    <meta:print-date>2011-02-17T02:37:11.25</meta:print-date>
    <meta:document-statistic meta:table-count="0" meta:image-count="0" meta:object-count="0" meta:page-count="1" meta:paragraph-count="11" meta:word-count="170" meta:character-count="974"/>
  </office:meta>
</office:document-meta>
</file>